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4283in"/>
    </style:style>
    <style:style style:name="co3" style:family="table-column">
      <style:table-column-properties fo:break-before="auto" style:column-width="0.3965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number-columns-repeated="5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2" table:default-cell-style-name="ce1"/>
        <table:table-column table:style-name="co1" table:visibility="collapse" table:default-cell-style-name="ce1"/>
        <table:table-column table:style-name="co1" table:number-columns-repeated="1014" table:default-cell-style-name="ce1"/>
        <table:table-row table:style-name="ro1">
          <table:table-cell office:value-type="string" calcext:value-type="string">
            <text:p>Execução 1</text:p>
          </table:table-cell>
          <table:table-cell/>
          <table:table-cell office:value-type="string" calcext:value-type="string">
            <text:p>OPENMP</text:p>
          </table:table-cell>
          <table:table-cell/>
          <table:table-cell office:value-type="string" calcext:value-type="string">
            <text:p>CILK</text:p>
          </table:table-cell>
          <table:table-cell table:number-columns-repeated="2"/>
          <table:table-cell office:value-type="string" calcext:value-type="string">
            <text:p>MÉDIA</text:p>
          </table:table-cell>
          <table:table-cell office:value-type="string" calcext:value-type="string">
            <text:p>OPENMP</text:p>
          </table:table-cell>
          <table:table-cell/>
          <table:table-cell office:value-type="string" calcext:value-type="string">
            <text:p>CILK</text:p>
          </table:table-cell>
          <table:table-cell table:number-columns-repeated="5"/>
          <table:table-cell office:value-type="string" calcext:value-type="string">
            <text:p>Serial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float" office:value="0.31689" calcext:value-type="float">
            <text:p>0.31689</text:p>
          </table:table-cell>
          <table:table-cell/>
          <table:table-cell office:value-type="float" office:value="0.23333" calcext:value-type="float">
            <text:p>0.23333</text:p>
          </table:table-cell>
          <table:table-cell table:number-columns-repeated="3"/>
          <table:table-cell table:formula="of:=([.R2]+[.R3]+[.R4]+[.R5]+[.R6])/5" office:value-type="float" office:value="0.223624" calcext:value-type="float">
            <text:p>0.223624</text:p>
          </table:table-cell>
          <table:table-cell/>
          <table:table-cell table:formula="of:=([.E2]+[.E14]+[.E26]+[.E38]+[.E50])/5" office:value-type="float" office:value="0.225832" calcext:value-type="float">
            <text:p>0.225832</text:p>
          </table:table-cell>
          <table:table-cell/>
          <table:table-cell table:formula="of:=[.A2]" office:value-type="float" office:value="1" calcext:value-type="float">
            <text:p>1</text:p>
          </table:table-cell>
          <table:table-cell table:formula="of:=[.I2]" office:value-type="float" office:value="0.223624" calcext:value-type="float">
            <text:p>0.223624</text:p>
          </table:table-cell>
          <table:table-cell table:formula="of:=[.K2]" office:value-type="float" office:value="0.225832" calcext:value-type="float">
            <text:p>0.22583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22862" calcext:value-type="float">
            <text:p>0.22862</text:p>
          </table:table-cell>
          <table:table-cell table:number-columns-repeated="1006"/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0.18308" calcext:value-type="float">
            <text:p>0.18308</text:p>
          </table:table-cell>
          <table:table-cell/>
          <table:table-cell office:value-type="float" office:value="0.13235" calcext:value-type="float">
            <text:p>0.13235</text:p>
          </table:table-cell>
          <table:table-cell table:number-columns-repeated="3"/>
          <table:table-cell table:formula="of:=([.C3]+[.C15]+[.C27]+[.C39]+[.C51])/5" office:value-type="float" office:value="0.181116" calcext:value-type="float">
            <text:p>0.181116</text:p>
          </table:table-cell>
          <table:table-cell/>
          <table:table-cell table:formula="of:=([.E3]+[.E15]+[.E27]+[.E39]+[.E51])/5" office:value-type="float" office:value="0.131066" calcext:value-type="float">
            <text:p>0.131066</text:p>
          </table:table-cell>
          <table:table-cell/>
          <table:table-cell table:formula="of:=[.A3]" office:value-type="float" office:value="2" calcext:value-type="float">
            <text:p>2</text:p>
          </table:table-cell>
          <table:table-cell table:formula="of:=[.I3]" office:value-type="float" office:value="0.181116" calcext:value-type="float">
            <text:p>0.181116</text:p>
          </table:table-cell>
          <table:table-cell table:formula="of:=[.K3]" office:value-type="float" office:value="0.131066" calcext:value-type="float">
            <text:p>0.13106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21851" calcext:value-type="float">
            <text:p>0.21851</text:p>
          </table:table-cell>
          <table:table-cell table:number-columns-repeated="1006"/>
        </table:table-row>
        <table:table-row table:style-name="ro2">
          <table:table-cell office:value-type="float" office:value="3" calcext:value-type="float">
            <text:p>3</text:p>
          </table:table-cell>
          <table:table-cell/>
          <table:table-cell office:value-type="float" office:value="0.11883" calcext:value-type="float">
            <text:p>0.11883</text:p>
          </table:table-cell>
          <table:table-cell/>
          <table:table-cell office:value-type="float" office:value="0.09049" calcext:value-type="float">
            <text:p>0.09049</text:p>
          </table:table-cell>
          <table:table-cell table:number-columns-repeated="3"/>
          <table:table-cell table:formula="of:=([.C4]+[.C16]+[.C28]+[.C40]+[.C52])/5" office:value-type="float" office:value="0.123952" calcext:value-type="float">
            <text:p>0.123952</text:p>
          </table:table-cell>
          <table:table-cell/>
          <table:table-cell table:formula="of:=([.E4]+[.E16]+[.E28]+[.E40]+[.E52])/5" office:value-type="float" office:value="0.089832" calcext:value-type="float">
            <text:p>0.089832</text:p>
          </table:table-cell>
          <table:table-cell/>
          <table:table-cell table:formula="of:=[.A4]" office:value-type="float" office:value="3" calcext:value-type="float">
            <text:p>3</text:p>
          </table:table-cell>
          <table:table-cell table:formula="of:=[.I4]" office:value-type="float" office:value="0.123952" calcext:value-type="float">
            <text:p>0.123952</text:p>
          </table:table-cell>
          <table:table-cell table:formula="of:=[.K4]" office:value-type="float" office:value="0.089832" calcext:value-type="float">
            <text:p>0.08983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21449" calcext:value-type="float">
            <text:p>0.21449</text:p>
          </table:table-cell>
          <table:table-cell table:number-columns-repeated="1006"/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0.09082" calcext:value-type="float">
            <text:p>0.09082</text:p>
          </table:table-cell>
          <table:table-cell/>
          <table:table-cell office:value-type="float" office:value="0.06911" calcext:value-type="float">
            <text:p>0.06911</text:p>
          </table:table-cell>
          <table:table-cell table:number-columns-repeated="3"/>
          <table:table-cell table:formula="of:=([.C5]+[.C17]+[.C29]+[.C41]+[.C53])/5" office:value-type="float" office:value="0.095472" calcext:value-type="float">
            <text:p>0.095472</text:p>
          </table:table-cell>
          <table:table-cell/>
          <table:table-cell table:formula="of:=([.E5]+[.E17]+[.E29]+[.E41]+[.E53])/5" office:value-type="float" office:value="0.06965" calcext:value-type="float">
            <text:p>0.06965</text:p>
          </table:table-cell>
          <table:table-cell/>
          <table:table-cell table:formula="of:=[.A5]" office:value-type="float" office:value="4" calcext:value-type="float">
            <text:p>4</text:p>
          </table:table-cell>
          <table:table-cell table:formula="of:=[.I5]" office:value-type="float" office:value="0.095472" calcext:value-type="float">
            <text:p>0.095472</text:p>
          </table:table-cell>
          <table:table-cell table:formula="of:=[.K5]" office:value-type="float" office:value="0.06965" calcext:value-type="float">
            <text:p>0.0696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22787" calcext:value-type="float">
            <text:p>0.22787</text:p>
          </table:table-cell>
          <table:table-cell table:number-columns-repeated="1006"/>
        </table:table-row>
        <table:table-row table:style-name="ro2">
          <table:table-cell office:value-type="float" office:value="5" calcext:value-type="float">
            <text:p>5</text:p>
          </table:table-cell>
          <table:table-cell/>
          <table:table-cell office:value-type="float" office:value="0.07399" calcext:value-type="float">
            <text:p>0.07399</text:p>
          </table:table-cell>
          <table:table-cell/>
          <table:table-cell office:value-type="float" office:value="0.0584" calcext:value-type="float">
            <text:p>0.0584</text:p>
          </table:table-cell>
          <table:table-cell table:number-columns-repeated="3"/>
          <table:table-cell table:formula="of:=([.C6]+[.C18]+[.C30]+[.C42]+[.C54])/5" office:value-type="float" office:value="0.07507" calcext:value-type="float">
            <text:p>0.07507</text:p>
          </table:table-cell>
          <table:table-cell/>
          <table:table-cell table:formula="of:=([.E6]+[.E18]+[.E30]+[.E42]+[.E54])/5" office:value-type="float" office:value="0.057516" calcext:value-type="float">
            <text:p>0.057516</text:p>
          </table:table-cell>
          <table:table-cell/>
          <table:table-cell table:formula="of:=[.A6]" office:value-type="float" office:value="5" calcext:value-type="float">
            <text:p>5</text:p>
          </table:table-cell>
          <table:table-cell table:formula="of:=[.I6]" office:value-type="float" office:value="0.07507" calcext:value-type="float">
            <text:p>0.07507</text:p>
          </table:table-cell>
          <table:table-cell table:formula="of:=[.K6]" office:value-type="float" office:value="0.057516" calcext:value-type="float">
            <text:p>0.057516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22863" calcext:value-type="float">
            <text:p>0.22863</text:p>
          </table:table-cell>
          <table:table-cell table:number-columns-repeated="1006"/>
        </table:table-row>
        <table:table-row table:style-name="ro2">
          <table:table-cell office:value-type="float" office:value="6" calcext:value-type="float">
            <text:p>6</text:p>
          </table:table-cell>
          <table:table-cell/>
          <table:table-cell office:value-type="float" office:value="0.06695" calcext:value-type="float">
            <text:p>0.06695</text:p>
          </table:table-cell>
          <table:table-cell/>
          <table:table-cell office:value-type="float" office:value="0.04954" calcext:value-type="float">
            <text:p>0.04954</text:p>
          </table:table-cell>
          <table:table-cell table:number-columns-repeated="3"/>
          <table:table-cell table:formula="of:=([.C7]+[.C19]+[.C31]+[.C43]+[.C55])/5" office:value-type="float" office:value="0.066" calcext:value-type="float">
            <text:p>0.066</text:p>
          </table:table-cell>
          <table:table-cell/>
          <table:table-cell table:formula="of:=([.E7]+[.E19]+[.E31]+[.E43]+[.E55])/5" office:value-type="float" office:value="0.049246" calcext:value-type="float">
            <text:p>0.049246</text:p>
          </table:table-cell>
          <table:table-cell/>
          <table:table-cell table:formula="of:=[.A7]" office:value-type="float" office:value="6" calcext:value-type="float">
            <text:p>6</text:p>
          </table:table-cell>
          <table:table-cell table:formula="of:=[.I7]" office:value-type="float" office:value="0.066" calcext:value-type="float">
            <text:p>0.066</text:p>
          </table:table-cell>
          <table:table-cell table:formula="of:=[.K7]" office:value-type="float" office:value="0.049246" calcext:value-type="float">
            <text:p>0.049246</text:p>
          </table:table-cell>
          <table:table-cell table:number-columns-repeated="1009"/>
        </table:table-row>
        <table:table-row table:style-name="ro2">
          <table:table-cell office:value-type="float" office:value="7" calcext:value-type="float">
            <text:p>7</text:p>
          </table:table-cell>
          <table:table-cell/>
          <table:table-cell office:value-type="float" office:value="0.05725" calcext:value-type="float">
            <text:p>0.05725</text:p>
          </table:table-cell>
          <table:table-cell/>
          <table:table-cell office:value-type="float" office:value="0.04287" calcext:value-type="float">
            <text:p>0.04287</text:p>
          </table:table-cell>
          <table:table-cell table:number-columns-repeated="3"/>
          <table:table-cell table:formula="of:=([.C8]+[.C20]+[.C32]+[.C44]+[.C56])/5" office:value-type="float" office:value="0.057942" calcext:value-type="float">
            <text:p>0.057942</text:p>
          </table:table-cell>
          <table:table-cell/>
          <table:table-cell table:formula="of:=([.E8]+[.E20]+[.E32]+[.E44]+[.E56])/5" office:value-type="float" office:value="0.044678" calcext:value-type="float">
            <text:p>0.044678</text:p>
          </table:table-cell>
          <table:table-cell/>
          <table:table-cell table:formula="of:=[.A8]" office:value-type="float" office:value="7" calcext:value-type="float">
            <text:p>7</text:p>
          </table:table-cell>
          <table:table-cell table:formula="of:=[.I8]" office:value-type="float" office:value="0.057942" calcext:value-type="float">
            <text:p>0.057942</text:p>
          </table:table-cell>
          <table:table-cell table:formula="of:=[.K8]" office:value-type="float" office:value="0.044678" calcext:value-type="float">
            <text:p>0.044678</text:p>
          </table:table-cell>
          <table:table-cell table:number-columns-repeated="1009"/>
        </table:table-row>
        <table:table-row table:style-name="ro2">
          <table:table-cell office:value-type="float" office:value="8" calcext:value-type="float">
            <text:p>8</text:p>
          </table:table-cell>
          <table:table-cell/>
          <table:table-cell office:value-type="float" office:value="0.07442" calcext:value-type="float">
            <text:p>0.07442</text:p>
          </table:table-cell>
          <table:table-cell/>
          <table:table-cell office:value-type="float" office:value="0.04383" calcext:value-type="float">
            <text:p>0.04383</text:p>
          </table:table-cell>
          <table:table-cell table:number-columns-repeated="3"/>
          <table:table-cell table:formula="of:=([.C9]+[.C21]+[.C33]+[.C45]+[.C57])/5" office:value-type="float" office:value="0.076308" calcext:value-type="float">
            <text:p>0.076308</text:p>
          </table:table-cell>
          <table:table-cell/>
          <table:table-cell table:formula="of:=([.E9]+[.E21]+[.E33]+[.E45]+[.E57])/5" office:value-type="float" office:value="0.040464" calcext:value-type="float">
            <text:p>0.040464</text:p>
          </table:table-cell>
          <table:table-cell/>
          <table:table-cell table:formula="of:=[.A9]" office:value-type="float" office:value="8" calcext:value-type="float">
            <text:p>8</text:p>
          </table:table-cell>
          <table:table-cell table:formula="of:=[.I9]" office:value-type="float" office:value="0.076308" calcext:value-type="float">
            <text:p>0.076308</text:p>
          </table:table-cell>
          <table:table-cell table:formula="of:=[.K9]" office:value-type="float" office:value="0.040464" calcext:value-type="float">
            <text:p>0.040464</text:p>
          </table:table-cell>
          <table:table-cell table:number-columns-repeated="1009"/>
        </table:table-row>
        <table:table-row table:style-name="ro2">
          <table:table-cell office:value-type="float" office:value="9" calcext:value-type="float">
            <text:p>9</text:p>
          </table:table-cell>
          <table:table-cell/>
          <table:table-cell office:value-type="float" office:value="0.08328" calcext:value-type="float">
            <text:p>0.08328</text:p>
          </table:table-cell>
          <table:table-cell/>
          <table:table-cell office:value-type="float" office:value="0.03703" calcext:value-type="float">
            <text:p>0.03703</text:p>
          </table:table-cell>
          <table:table-cell table:number-columns-repeated="3"/>
          <table:table-cell table:formula="of:=([.C10]+[.C22]+[.C34]+[.C46]+[.C58])/5" office:value-type="float" office:value="0.072782" calcext:value-type="float">
            <text:p>0.072782</text:p>
          </table:table-cell>
          <table:table-cell/>
          <table:table-cell table:formula="of:=([.E10]+[.E22]+[.E34]+[.E46]+[.E58])/5" office:value-type="float" office:value="0.040814" calcext:value-type="float">
            <text:p>0.040814</text:p>
          </table:table-cell>
          <table:table-cell/>
          <table:table-cell table:formula="of:=[.A10]" office:value-type="float" office:value="9" calcext:value-type="float">
            <text:p>9</text:p>
          </table:table-cell>
          <table:table-cell table:formula="of:=[.I10]" office:value-type="float" office:value="0.072782" calcext:value-type="float">
            <text:p>0.072782</text:p>
          </table:table-cell>
          <table:table-cell table:formula="of:=[.K10]" office:value-type="float" office:value="0.040814" calcext:value-type="float">
            <text:p>0.040814</text:p>
          </table:table-cell>
          <table:table-cell table:number-columns-repeated="1009"/>
        </table:table-row>
        <table:table-row table:style-name="ro2">
          <table:table-cell office:value-type="float" office:value="10" calcext:value-type="float">
            <text:p>10</text:p>
          </table:table-cell>
          <table:table-cell/>
          <table:table-cell office:value-type="float" office:value="0.09631" calcext:value-type="float">
            <text:p>0.09631</text:p>
          </table:table-cell>
          <table:table-cell/>
          <table:table-cell office:value-type="float" office:value="0.03382" calcext:value-type="float">
            <text:p>0.03382</text:p>
          </table:table-cell>
          <table:table-cell table:number-columns-repeated="3"/>
          <table:table-cell table:formula="of:=([.C11]+[.C23]+[.C35]+[.C47]+[.C59])/5" office:value-type="float" office:value="0.079882" calcext:value-type="float">
            <text:p>0.079882</text:p>
          </table:table-cell>
          <table:table-cell/>
          <table:table-cell table:formula="of:=([.E11]+[.E23]+[.E35]+[.E47]+[.E59])/5" office:value-type="float" office:value="0.035444" calcext:value-type="float">
            <text:p>0.035444</text:p>
          </table:table-cell>
          <table:table-cell/>
          <table:table-cell table:formula="of:=[.A11]" office:value-type="float" office:value="10" calcext:value-type="float">
            <text:p>10</text:p>
          </table:table-cell>
          <table:table-cell table:formula="of:=[.I11]" office:value-type="float" office:value="0.079882" calcext:value-type="float">
            <text:p>0.079882</text:p>
          </table:table-cell>
          <table:table-cell table:formula="of:=[.K11]" office:value-type="float" office:value="0.035444" calcext:value-type="float">
            <text:p>0.035444</text:p>
          </table:table-cell>
          <table:table-cell table:number-columns-repeated="1009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float" office:value="0.32202" calcext:value-type="float">
            <text:p>0.32202</text:p>
          </table:table-cell>
          <table:table-cell/>
          <table:table-cell office:value-type="float" office:value="0.22109" calcext:value-type="float">
            <text:p>0.22109</text:p>
          </table:table-cell>
          <table:table-cell table:number-columns-repeated="2"/>
          <table:table-cell office:value-type="string" calcext:value-type="string">
            <text:p>CONFIANÇA</text:p>
          </table:table-cell>
          <table:table-cell table:formula="of:=(SQRT((POWER([.C2]-[.I2];2)+POWER([.C14]-[.I2];2)+POWER([.C26]-[.I2];2)+POWER([.C38]-[.I2];2)+POWER([.C50]-[.I2];2))/5))/[.I2]*100" office:value-type="float" office:value="46.3037307198688" calcext:value-type="float">
            <text:p>46.3037307199</text:p>
          </table:table-cell>
          <table:table-cell/>
          <table:table-cell table:formula="of:=(SQRT((POWER([.E2]-[.K2];2)+POWER([.E14]-[.K2];2)+POWER([.E26]-[.K2];2)+POWER([.E38]-[.K2];2)+POWER([.E50]-[.K2];2))/5))/[.K2]*100" office:value-type="float" office:value="2.69012825918545" calcext:value-type="float">
            <text:p>2.6901282592</text:p>
          </table:table-cell>
          <table:table-cell/>
          <table:table-cell table:formula="of:=[.A14]" office:value-type="float" office:value="1" calcext:value-type="float">
            <text:p>1</text:p>
          </table:table-cell>
          <table:table-cell table:formula="of:=[.I14]" office:value-type="float" office:value="46.3037307198688" calcext:value-type="float">
            <text:p>46.3037307199</text:p>
          </table:table-cell>
          <table:table-cell table:formula="of:=[.K14]" office:value-type="float" office:value="2.69012825918545" calcext:value-type="float">
            <text:p>2.6901282592</text:p>
          </table:table-cell>
          <table:table-cell table:number-columns-repeated="1009"/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0.17601" calcext:value-type="float">
            <text:p>0.17601</text:p>
          </table:table-cell>
          <table:table-cell/>
          <table:table-cell office:value-type="float" office:value="0.13097" calcext:value-type="float">
            <text:p>0.13097</text:p>
          </table:table-cell>
          <table:table-cell table:number-columns-repeated="3"/>
          <table:table-cell table:formula="of:=(SQRT((POWER([.C3]-[.I3];2)+POWER([.C15]-[.I3];2)+POWER([.C27]-[.I3];2)+POWER([.C39]-[.I3];2)+POWER([.C51]-[.I3];2))/5))/[.I3]*100" office:value-type="float" office:value="2.16721218549513" calcext:value-type="float">
            <text:p>2.1672121855</text:p>
          </table:table-cell>
          <table:table-cell/>
          <table:table-cell table:formula="of:=(SQRT((POWER([.E3]-[.K3];2)+POWER([.E15]-[.K3];2)+POWER([.E27]-[.K3];2)+POWER([.E39]-[.K3];2)+POWER([.E51]-[.K3];2))/5))/[.K3]*100" office:value-type="float" office:value="0.740023792818521" calcext:value-type="float">
            <text:p>0.7400237928</text:p>
          </table:table-cell>
          <table:table-cell/>
          <table:table-cell table:formula="of:=[.A15]" office:value-type="float" office:value="2" calcext:value-type="float">
            <text:p>2</text:p>
          </table:table-cell>
          <table:table-cell table:formula="of:=[.I15]" office:value-type="float" office:value="2.16721218549513" calcext:value-type="float">
            <text:p>2.1672121855</text:p>
          </table:table-cell>
          <table:table-cell table:formula="of:=[.K15]" office:value-type="float" office:value="0.740023792818521" calcext:value-type="float">
            <text:p>0.7400237928</text:p>
          </table:table-cell>
          <table:table-cell table:number-columns-repeated="1009"/>
        </table:table-row>
        <table:table-row table:style-name="ro2">
          <table:table-cell office:value-type="float" office:value="3" calcext:value-type="float">
            <text:p>3</text:p>
          </table:table-cell>
          <table:table-cell/>
          <table:table-cell office:value-type="float" office:value="0.12725" calcext:value-type="float">
            <text:p>0.12725</text:p>
          </table:table-cell>
          <table:table-cell/>
          <table:table-cell office:value-type="float" office:value="0.08896" calcext:value-type="float">
            <text:p>0.08896</text:p>
          </table:table-cell>
          <table:table-cell table:number-columns-repeated="3"/>
          <table:table-cell table:formula="of:=(SQRT((POWER([.C4]-[.I4];2)+POWER([.C16]-[.I4];2)+POWER([.C28]-[.I4];2)+POWER([.C40]-[.I4];2)+POWER([.C52]-[.I4];2))/5))/[.I4]*100" office:value-type="float" office:value="3.11231238793924" calcext:value-type="float">
            <text:p>3.1123123879</text:p>
          </table:table-cell>
          <table:table-cell/>
          <table:table-cell table:formula="of:=(SQRT((POWER([.E4]-[.K4];2)+POWER([.E16]-[.K4];2)+POWER([.E28]-[.K4];2)+POWER([.E40]-[.K4];2)+POWER([.E52]-[.K4];2))/5))/[.K4]*100" office:value-type="float" office:value="0.756326570545765" calcext:value-type="float">
            <text:p>0.7563265705</text:p>
          </table:table-cell>
          <table:table-cell/>
          <table:table-cell table:formula="of:=[.A16]" office:value-type="float" office:value="3" calcext:value-type="float">
            <text:p>3</text:p>
          </table:table-cell>
          <table:table-cell table:formula="of:=[.I16]" office:value-type="float" office:value="3.11231238793924" calcext:value-type="float">
            <text:p>3.1123123879</text:p>
          </table:table-cell>
          <table:table-cell table:formula="of:=[.K16]" office:value-type="float" office:value="0.756326570545765" calcext:value-type="float">
            <text:p>0.7563265705</text:p>
          </table:table-cell>
          <table:table-cell table:number-columns-repeated="1009"/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0.09639" calcext:value-type="float">
            <text:p>0.09639</text:p>
          </table:table-cell>
          <table:table-cell/>
          <table:table-cell office:value-type="float" office:value="0.07156" calcext:value-type="float">
            <text:p>0.07156</text:p>
          </table:table-cell>
          <table:table-cell table:number-columns-repeated="3"/>
          <table:table-cell table:formula="of:=(SQRT((POWER([.C5]-[.I5];2)+POWER([.C17]-[.I5];2)+POWER([.C29]-[.I5];2)+POWER([.C41]-[.I5];2)+POWER([.C53]-[.I5];2))/5))/[.I5]*100" office:value-type="float" office:value="2.97671750606745" calcext:value-type="float">
            <text:p>2.9767175061</text:p>
          </table:table-cell>
          <table:table-cell/>
          <table:table-cell table:formula="of:=(SQRT((POWER([.E5]-[.K5];2)+POWER([.E17]-[.K5];2)+POWER([.E29]-[.K5];2)+POWER([.E41]-[.K5];2)+POWER([.E53]-[.K5];2))/5))/[.K5]*100" office:value-type="float" office:value="1.48678846233668" calcext:value-type="float">
            <text:p>1.4867884623</text:p>
          </table:table-cell>
          <table:table-cell/>
          <table:table-cell table:formula="of:=[.A17]" office:value-type="float" office:value="4" calcext:value-type="float">
            <text:p>4</text:p>
          </table:table-cell>
          <table:table-cell table:formula="of:=[.I17]" office:value-type="float" office:value="2.97671750606745" calcext:value-type="float">
            <text:p>2.9767175061</text:p>
          </table:table-cell>
          <table:table-cell table:formula="of:=[.K17]" office:value-type="float" office:value="1.48678846233668" calcext:value-type="float">
            <text:p>1.4867884623</text:p>
          </table:table-cell>
          <table:table-cell table:number-columns-repeated="1009"/>
        </table:table-row>
        <table:table-row table:style-name="ro2">
          <table:table-cell office:value-type="float" office:value="5" calcext:value-type="float">
            <text:p>5</text:p>
          </table:table-cell>
          <table:table-cell/>
          <table:table-cell office:value-type="float" office:value="0.07299" calcext:value-type="float">
            <text:p>0.07299</text:p>
          </table:table-cell>
          <table:table-cell/>
          <table:table-cell office:value-type="float" office:value="0.05723" calcext:value-type="float">
            <text:p>0.05723</text:p>
          </table:table-cell>
          <table:table-cell table:number-columns-repeated="3"/>
          <table:table-cell table:formula="of:=(SQRT((POWER([.C6]-[.I6];2)+POWER([.C18]-[.I6];2)+POWER([.C30]-[.I6];2)+POWER([.C42]-[.I6];2)+POWER([.C54]-[.I6];2))/5))/[.I6]*100" office:value-type="float" office:value="2.89366018564404" calcext:value-type="float">
            <text:p>2.8936601856</text:p>
          </table:table-cell>
          <table:table-cell/>
          <table:table-cell table:formula="of:=(SQRT((POWER([.E6]-[.K6];2)+POWER([.E18]-[.K6];2)+POWER([.E30]-[.K6];2)+POWER([.E42]-[.K6];2)+POWER([.E54]-[.K6];2))/5))/[.K6]*100" office:value-type="float" office:value="0.885829797793482" calcext:value-type="float">
            <text:p>0.8858297978</text:p>
          </table:table-cell>
          <table:table-cell/>
          <table:table-cell table:formula="of:=[.A18]" office:value-type="float" office:value="5" calcext:value-type="float">
            <text:p>5</text:p>
          </table:table-cell>
          <table:table-cell table:formula="of:=[.I18]" office:value-type="float" office:value="2.89366018564404" calcext:value-type="float">
            <text:p>2.8936601856</text:p>
          </table:table-cell>
          <table:table-cell table:formula="of:=[.K18]" office:value-type="float" office:value="0.885829797793482" calcext:value-type="float">
            <text:p>0.8858297978</text:p>
          </table:table-cell>
          <table:table-cell table:number-columns-repeated="1009"/>
        </table:table-row>
        <table:table-row table:style-name="ro2">
          <table:table-cell office:value-type="float" office:value="6" calcext:value-type="float">
            <text:p>6</text:p>
          </table:table-cell>
          <table:table-cell/>
          <table:table-cell office:value-type="float" office:value="0.06416" calcext:value-type="float">
            <text:p>0.06416</text:p>
          </table:table-cell>
          <table:table-cell/>
          <table:table-cell office:value-type="float" office:value="0.04934" calcext:value-type="float">
            <text:p>0.04934</text:p>
          </table:table-cell>
          <table:table-cell table:number-columns-repeated="3"/>
          <table:table-cell table:formula="of:=(SQRT((POWER([.C7]-[.I7];2)+POWER([.C19]-[.I7];2)+POWER([.C31]-[.I7];2)+POWER([.C43]-[.I7];2)+POWER([.C55]-[.I7];2))/5))/[.I7]*100" office:value-type="float" office:value="3.16561531046455" calcext:value-type="float">
            <text:p>3.1656153105</text:p>
          </table:table-cell>
          <table:table-cell/>
          <table:table-cell table:formula="of:=(SQRT((POWER([.E7]-[.K7];2)+POWER([.E19]-[.K7];2)+POWER([.E31]-[.K7];2)+POWER([.E43]-[.K7];2)+POWER([.E55]-[.K7];2))/5))/[.K7]*100" office:value-type="float" office:value="0.594330768141222" calcext:value-type="float">
            <text:p>0.5943307681</text:p>
          </table:table-cell>
          <table:table-cell/>
          <table:table-cell table:formula="of:=[.A19]" office:value-type="float" office:value="6" calcext:value-type="float">
            <text:p>6</text:p>
          </table:table-cell>
          <table:table-cell table:formula="of:=[.I19]" office:value-type="float" office:value="3.16561531046455" calcext:value-type="float">
            <text:p>3.1656153105</text:p>
          </table:table-cell>
          <table:table-cell table:formula="of:=[.K19]" office:value-type="float" office:value="0.594330768141222" calcext:value-type="float">
            <text:p>0.5943307681</text:p>
          </table:table-cell>
          <table:table-cell table:number-columns-repeated="1009"/>
        </table:table-row>
        <table:table-row table:style-name="ro2">
          <table:table-cell office:value-type="float" office:value="7" calcext:value-type="float">
            <text:p>7</text:p>
          </table:table-cell>
          <table:table-cell/>
          <table:table-cell office:value-type="float" office:value="0.06472" calcext:value-type="float">
            <text:p>0.06472</text:p>
          </table:table-cell>
          <table:table-cell/>
          <table:table-cell office:value-type="float" office:value="0.04767" calcext:value-type="float">
            <text:p>0.04767</text:p>
          </table:table-cell>
          <table:table-cell table:number-columns-repeated="3"/>
          <table:table-cell table:formula="of:=(SQRT((POWER([.C8]-[.I8];2)+POWER([.C20]-[.I8];2)+POWER([.C32]-[.I8];2)+POWER([.C44]-[.I8];2)+POWER([.C56]-[.I8];2))/5))/[.I8]*100" office:value-type="float" office:value="5.97323828022835" calcext:value-type="float">
            <text:p>5.9732382802</text:p>
          </table:table-cell>
          <table:table-cell/>
          <table:table-cell table:formula="of:=(SQRT((POWER([.E8]-[.K8];2)+POWER([.E20]-[.K8];2)+POWER([.E32]-[.K8];2)+POWER([.E44]-[.K8];2)+POWER([.E56]-[.K8];2))/5))/[.K8]*100" office:value-type="float" office:value="3.60956121004165" calcext:value-type="float">
            <text:p>3.60956121</text:p>
          </table:table-cell>
          <table:table-cell/>
          <table:table-cell table:formula="of:=[.A20]" office:value-type="float" office:value="7" calcext:value-type="float">
            <text:p>7</text:p>
          </table:table-cell>
          <table:table-cell table:formula="of:=[.I20]" office:value-type="float" office:value="5.97323828022835" calcext:value-type="float">
            <text:p>5.9732382802</text:p>
          </table:table-cell>
          <table:table-cell table:formula="of:=[.K20]" office:value-type="float" office:value="3.60956121004165" calcext:value-type="float">
            <text:p>3.60956121</text:p>
          </table:table-cell>
          <table:table-cell table:number-columns-repeated="1009"/>
        </table:table-row>
        <table:table-row table:style-name="ro2">
          <table:table-cell office:value-type="float" office:value="8" calcext:value-type="float">
            <text:p>8</text:p>
          </table:table-cell>
          <table:table-cell/>
          <table:table-cell office:value-type="float" office:value="0.08772" calcext:value-type="float">
            <text:p>0.08772</text:p>
          </table:table-cell>
          <table:table-cell/>
          <table:table-cell office:value-type="float" office:value="0.0421" calcext:value-type="float">
            <text:p>0.0421</text:p>
          </table:table-cell>
          <table:table-cell table:number-columns-repeated="3"/>
          <table:table-cell table:formula="of:=(SQRT((POWER([.C9]-[.I9];2)+POWER([.C21]-[.I9];2)+POWER([.C33]-[.I9];2)+POWER([.C45]-[.I9];2)+POWER([.C57]-[.I9];2))/5))/[.I9]*100" office:value-type="float" office:value="15.3692298446565" calcext:value-type="float">
            <text:p>15.3692298447</text:p>
          </table:table-cell>
          <table:table-cell/>
          <table:table-cell table:formula="of:=(SQRT((POWER([.E9]-[.K9];2)+POWER([.E21]-[.K9];2)+POWER([.E33]-[.K9];2)+POWER([.E45]-[.K9];2)+POWER([.E57]-[.K9];2))/5))/[.K9]*100" office:value-type="float" office:value="5.3065120823694" calcext:value-type="float">
            <text:p>5.3065120824</text:p>
          </table:table-cell>
          <table:table-cell/>
          <table:table-cell table:formula="of:=[.A21]" office:value-type="float" office:value="8" calcext:value-type="float">
            <text:p>8</text:p>
          </table:table-cell>
          <table:table-cell table:formula="of:=[.I21]" office:value-type="float" office:value="15.3692298446565" calcext:value-type="float">
            <text:p>15.3692298447</text:p>
          </table:table-cell>
          <table:table-cell table:formula="of:=[.K21]" office:value-type="float" office:value="5.3065120823694" calcext:value-type="float">
            <text:p>5.3065120824</text:p>
          </table:table-cell>
          <table:table-cell table:number-columns-repeated="1009"/>
        </table:table-row>
        <table:table-row table:style-name="ro2">
          <table:table-cell office:value-type="float" office:value="9" calcext:value-type="float">
            <text:p>9</text:p>
          </table:table-cell>
          <table:table-cell/>
          <table:table-cell office:value-type="float" office:value="0.06979" calcext:value-type="float">
            <text:p>0.06979</text:p>
          </table:table-cell>
          <table:table-cell/>
          <table:table-cell office:value-type="float" office:value="0.03773" calcext:value-type="float">
            <text:p>0.03773</text:p>
          </table:table-cell>
          <table:table-cell table:number-columns-repeated="3"/>
          <table:table-cell table:formula="of:=(SQRT((POWER([.C10]-[.I10];2)+POWER([.C22]-[.I10];2)+POWER([.C34]-[.I10];2)+POWER([.C46]-[.I10];2)+POWER([.C58]-[.I10];2))/5))/[.I10]*100" office:value-type="float" office:value="17.1745176553647" calcext:value-type="float">
            <text:p>17.1745176554</text:p>
          </table:table-cell>
          <table:table-cell/>
          <table:table-cell table:formula="of:=(SQRT((POWER([.E10]-[.K10];2)+POWER([.E22]-[.K10];2)+POWER([.E34]-[.K10];2)+POWER([.E46]-[.K10];2)+POWER([.E58]-[.K10];2))/5))/[.K10]*100" office:value-type="float" office:value="7.08097313069814" calcext:value-type="float">
            <text:p>7.0809731307</text:p>
          </table:table-cell>
          <table:table-cell/>
          <table:table-cell table:formula="of:=[.A22]" office:value-type="float" office:value="9" calcext:value-type="float">
            <text:p>9</text:p>
          </table:table-cell>
          <table:table-cell table:formula="of:=[.I22]" office:value-type="float" office:value="17.1745176553647" calcext:value-type="float">
            <text:p>17.1745176554</text:p>
          </table:table-cell>
          <table:table-cell table:formula="of:=[.K22]" office:value-type="float" office:value="7.08097313069814" calcext:value-type="float">
            <text:p>7.0809731307</text:p>
          </table:table-cell>
          <table:table-cell table:number-columns-repeated="1009"/>
        </table:table-row>
        <table:table-row table:style-name="ro2">
          <table:table-cell office:value-type="float" office:value="10" calcext:value-type="float">
            <text:p>10</text:p>
          </table:table-cell>
          <table:table-cell/>
          <table:table-cell office:value-type="float" office:value="0.0527" calcext:value-type="float">
            <text:p>0.0527</text:p>
          </table:table-cell>
          <table:table-cell/>
          <table:table-cell office:value-type="float" office:value="0.0335" calcext:value-type="float">
            <text:p>0.0335</text:p>
          </table:table-cell>
          <table:table-cell table:number-columns-repeated="3"/>
          <table:table-cell table:formula="of:=(SQRT((POWER([.C11]-[.I11];2)+POWER([.C23]-[.I11];2)+POWER([.C35]-[.I11];2)+POWER([.C47]-[.I11];2)+POWER([.C59]-[.I11];2))/5))/[.I11]*100" office:value-type="float" office:value="18.8776379498575" calcext:value-type="float">
            <text:p>18.8776379499</text:p>
          </table:table-cell>
          <table:table-cell/>
          <table:table-cell table:formula="of:=(SQRT((POWER([.E11]-[.K11];2)+POWER([.E23]-[.K11];2)+POWER([.E35]-[.K11];2)+POWER([.E47]-[.K11];2)+POWER([.E59]-[.K11];2))/5))/[.K11]*100" office:value-type="float" office:value="4.39532232255754" calcext:value-type="float">
            <text:p>4.3953223226</text:p>
          </table:table-cell>
          <table:table-cell/>
          <table:table-cell table:formula="of:=[.A23]" office:value-type="float" office:value="10" calcext:value-type="float">
            <text:p>10</text:p>
          </table:table-cell>
          <table:table-cell table:formula="of:=[.I23]" office:value-type="float" office:value="18.8776379498575" calcext:value-type="float">
            <text:p>18.8776379499</text:p>
          </table:table-cell>
          <table:table-cell table:formula="of:=[.K23]" office:value-type="float" office:value="4.39532232255754" calcext:value-type="float">
            <text:p>4.3953223226</text:p>
          </table:table-cell>
          <table:table-cell table:number-columns-repeated="1009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float" office:value="0.33057" calcext:value-type="float">
            <text:p>0.33057</text:p>
          </table:table-cell>
          <table:table-cell/>
          <table:table-cell office:value-type="float" office:value="0.23321" calcext:value-type="float">
            <text:p>0.23321</text:p>
          </table:table-cell>
          <table:table-cell table:number-columns-repeated="2"/>
          <table:table-cell office:value-type="string" calcext:value-type="string">
            <text:p>speedup</text:p>
          </table:table-cell>
          <table:table-cell table:formula="of:=[.I$2]/[.I2]" office:value-type="float" office:value="1" calcext:value-type="float">
            <text:p>1</text:p>
          </table:table-cell>
          <table:table-cell/>
          <table:table-cell table:formula="of:=[.K$2]/[.K2]" office:value-type="float" office:value="1" calcext:value-type="float">
            <text:p>1</text:p>
          </table:table-cell>
          <table:table-cell/>
          <table:table-cell table:formula="of:=[.A26]" office:value-type="float" office:value="1" calcext:value-type="float">
            <text:p>1</text:p>
          </table:table-cell>
          <table:table-cell table:formula="of:=[.I26]" office:value-type="float" office:value="1" calcext:value-type="float">
            <text:p>1</text:p>
          </table:table-cell>
          <table:table-cell table:formula="of:=[.K26]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0.18635" calcext:value-type="float">
            <text:p>0.18635</text:p>
          </table:table-cell>
          <table:table-cell/>
          <table:table-cell office:value-type="float" office:value="0.12999" calcext:value-type="float">
            <text:p>0.12999</text:p>
          </table:table-cell>
          <table:table-cell table:number-columns-repeated="3"/>
          <table:table-cell table:formula="of:=[.I$2]/[.I3]" office:value-type="float" office:value="1.23470041299499" calcext:value-type="float">
            <text:p>1.234700413</text:p>
          </table:table-cell>
          <table:table-cell/>
          <table:table-cell table:formula="of:=[.K$2]/[.K3]" office:value-type="float" office:value="1.72304030030672" calcext:value-type="float">
            <text:p>1.7230403003</text:p>
          </table:table-cell>
          <table:table-cell/>
          <table:table-cell table:formula="of:=[.A27]" office:value-type="float" office:value="2" calcext:value-type="float">
            <text:p>2</text:p>
          </table:table-cell>
          <table:table-cell table:formula="of:=[.I27]" office:value-type="float" office:value="1.23470041299499" calcext:value-type="float">
            <text:p>1.234700413</text:p>
          </table:table-cell>
          <table:table-cell table:formula="of:=[.K27]" office:value-type="float" office:value="1.72304030030672" calcext:value-type="float">
            <text:p>1.7230403003</text:p>
          </table:table-cell>
          <table:table-cell table:number-columns-repeated="1009"/>
        </table:table-row>
        <table:table-row table:style-name="ro2">
          <table:table-cell office:value-type="float" office:value="3" calcext:value-type="float">
            <text:p>3</text:p>
          </table:table-cell>
          <table:table-cell/>
          <table:table-cell office:value-type="float" office:value="0.12323" calcext:value-type="float">
            <text:p>0.12323</text:p>
          </table:table-cell>
          <table:table-cell/>
          <table:table-cell office:value-type="float" office:value="0.08907" calcext:value-type="float">
            <text:p>0.08907</text:p>
          </table:table-cell>
          <table:table-cell table:number-columns-repeated="3"/>
          <table:table-cell table:formula="of:=[.I$2]/[.I4]" office:value-type="float" office:value="1.80411772298954" calcext:value-type="float">
            <text:p>1.804117723</text:p>
          </table:table-cell>
          <table:table-cell/>
          <table:table-cell table:formula="of:=[.K$2]/[.K4]" office:value-type="float" office:value="2.51393712708166" calcext:value-type="float">
            <text:p>2.5139371271</text:p>
          </table:table-cell>
          <table:table-cell/>
          <table:table-cell table:formula="of:=[.A28]" office:value-type="float" office:value="3" calcext:value-type="float">
            <text:p>3</text:p>
          </table:table-cell>
          <table:table-cell table:formula="of:=[.I28]" office:value-type="float" office:value="1.80411772298954" calcext:value-type="float">
            <text:p>1.804117723</text:p>
          </table:table-cell>
          <table:table-cell table:formula="of:=[.K28]" office:value-type="float" office:value="2.51393712708166" calcext:value-type="float">
            <text:p>2.5139371271</text:p>
          </table:table-cell>
          <table:table-cell table:number-columns-repeated="1009"/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0.09883" calcext:value-type="float">
            <text:p>0.09883</text:p>
          </table:table-cell>
          <table:table-cell/>
          <table:table-cell office:value-type="float" office:value="0.06938" calcext:value-type="float">
            <text:p>0.06938</text:p>
          </table:table-cell>
          <table:table-cell table:number-columns-repeated="3"/>
          <table:table-cell table:formula="of:=[.I$2]/[.I5]" office:value-type="float" office:value="2.34229931288755" calcext:value-type="float">
            <text:p>2.3422993129</text:p>
          </table:table-cell>
          <table:table-cell/>
          <table:table-cell table:formula="of:=[.K$2]/[.K5]" office:value-type="float" office:value="3.24238334529792" calcext:value-type="float">
            <text:p>3.2423833453</text:p>
          </table:table-cell>
          <table:table-cell/>
          <table:table-cell table:formula="of:=[.A29]" office:value-type="float" office:value="4" calcext:value-type="float">
            <text:p>4</text:p>
          </table:table-cell>
          <table:table-cell table:formula="of:=[.I29]" office:value-type="float" office:value="2.34229931288755" calcext:value-type="float">
            <text:p>2.3422993129</text:p>
          </table:table-cell>
          <table:table-cell table:formula="of:=[.K29]" office:value-type="float" office:value="3.24238334529792" calcext:value-type="float">
            <text:p>3.2423833453</text:p>
          </table:table-cell>
          <table:table-cell table:number-columns-repeated="1009"/>
        </table:table-row>
        <table:table-row table:style-name="ro2">
          <table:table-cell office:value-type="float" office:value="5" calcext:value-type="float">
            <text:p>5</text:p>
          </table:table-cell>
          <table:table-cell/>
          <table:table-cell office:value-type="float" office:value="0.07447" calcext:value-type="float">
            <text:p>0.07447</text:p>
          </table:table-cell>
          <table:table-cell/>
          <table:table-cell office:value-type="float" office:value="0.05723" calcext:value-type="float">
            <text:p>0.05723</text:p>
          </table:table-cell>
          <table:table-cell table:number-columns-repeated="3"/>
          <table:table-cell table:formula="of:=[.I$2]/[.I6]" office:value-type="float" office:value="2.9788730518183" calcext:value-type="float">
            <text:p>2.9788730518</text:p>
          </table:table-cell>
          <table:table-cell/>
          <table:table-cell table:formula="of:=[.K$2]/[.K6]" office:value-type="float" office:value="3.9264204743028" calcext:value-type="float">
            <text:p>3.9264204743</text:p>
          </table:table-cell>
          <table:table-cell/>
          <table:table-cell table:formula="of:=[.A30]" office:value-type="float" office:value="5" calcext:value-type="float">
            <text:p>5</text:p>
          </table:table-cell>
          <table:table-cell table:formula="of:=[.I30]" office:value-type="float" office:value="2.9788730518183" calcext:value-type="float">
            <text:p>2.9788730518</text:p>
          </table:table-cell>
          <table:table-cell table:formula="of:=[.K30]" office:value-type="float" office:value="3.9264204743028" calcext:value-type="float">
            <text:p>3.9264204743</text:p>
          </table:table-cell>
          <table:table-cell table:number-columns-repeated="1009"/>
        </table:table-row>
        <table:table-row table:style-name="ro2">
          <table:table-cell office:value-type="float" office:value="6" calcext:value-type="float">
            <text:p>6</text:p>
          </table:table-cell>
          <table:table-cell/>
          <table:table-cell office:value-type="float" office:value="0.06457" calcext:value-type="float">
            <text:p>0.06457</text:p>
          </table:table-cell>
          <table:table-cell/>
          <table:table-cell office:value-type="float" office:value="0.0494" calcext:value-type="float">
            <text:p>0.0494</text:p>
          </table:table-cell>
          <table:table-cell table:number-columns-repeated="3"/>
          <table:table-cell table:formula="of:=[.I$2]/[.I7]" office:value-type="float" office:value="3.38824242424242" calcext:value-type="float">
            <text:p>3.3882424242</text:p>
          </table:table-cell>
          <table:table-cell/>
          <table:table-cell table:formula="of:=[.K$2]/[.K7]" office:value-type="float" office:value="4.58579377005239" calcext:value-type="float">
            <text:p>4.5857937701</text:p>
          </table:table-cell>
          <table:table-cell/>
          <table:table-cell table:formula="of:=[.A31]" office:value-type="float" office:value="6" calcext:value-type="float">
            <text:p>6</text:p>
          </table:table-cell>
          <table:table-cell table:formula="of:=[.I31]" office:value-type="float" office:value="3.38824242424242" calcext:value-type="float">
            <text:p>3.3882424242</text:p>
          </table:table-cell>
          <table:table-cell table:formula="of:=[.K31]" office:value-type="float" office:value="4.58579377005239" calcext:value-type="float">
            <text:p>4.5857937701</text:p>
          </table:table-cell>
          <table:table-cell table:number-columns-repeated="1009"/>
        </table:table-row>
        <table:table-row table:style-name="ro2">
          <table:table-cell office:value-type="float" office:value="7" calcext:value-type="float">
            <text:p>7</text:p>
          </table:table-cell>
          <table:table-cell/>
          <table:table-cell office:value-type="float" office:value="0.05641" calcext:value-type="float">
            <text:p>0.05641</text:p>
          </table:table-cell>
          <table:table-cell/>
          <table:table-cell office:value-type="float" office:value="0.04463" calcext:value-type="float">
            <text:p>0.04463</text:p>
          </table:table-cell>
          <table:table-cell table:number-columns-repeated="3"/>
          <table:table-cell table:formula="of:=[.I$2]/[.I8]" office:value-type="float" office:value="3.8594456525491" calcext:value-type="float">
            <text:p>3.8594456525</text:p>
          </table:table-cell>
          <table:table-cell/>
          <table:table-cell table:formula="of:=[.K$2]/[.K8]" office:value-type="float" office:value="5.05465777340078" calcext:value-type="float">
            <text:p>5.0546577734</text:p>
          </table:table-cell>
          <table:table-cell/>
          <table:table-cell table:formula="of:=[.A32]" office:value-type="float" office:value="7" calcext:value-type="float">
            <text:p>7</text:p>
          </table:table-cell>
          <table:table-cell table:formula="of:=[.I32]" office:value-type="float" office:value="3.8594456525491" calcext:value-type="float">
            <text:p>3.8594456525</text:p>
          </table:table-cell>
          <table:table-cell table:formula="of:=[.K32]" office:value-type="float" office:value="5.05465777340078" calcext:value-type="float">
            <text:p>5.0546577734</text:p>
          </table:table-cell>
          <table:table-cell table:number-columns-repeated="1009"/>
        </table:table-row>
        <table:table-row table:style-name="ro2">
          <table:table-cell office:value-type="float" office:value="8" calcext:value-type="float">
            <text:p>8</text:p>
          </table:table-cell>
          <table:table-cell/>
          <table:table-cell office:value-type="float" office:value="0.07542" calcext:value-type="float">
            <text:p>0.07542</text:p>
          </table:table-cell>
          <table:table-cell/>
          <table:table-cell office:value-type="float" office:value="0.03851" calcext:value-type="float">
            <text:p>0.03851</text:p>
          </table:table-cell>
          <table:table-cell table:number-columns-repeated="3"/>
          <table:table-cell table:formula="of:=[.I$2]/[.I9]" office:value-type="float" office:value="2.93054463490067" calcext:value-type="float">
            <text:p>2.9305446349</text:p>
          </table:table-cell>
          <table:table-cell/>
          <table:table-cell table:formula="of:=[.K$2]/[.K9]" office:value-type="float" office:value="5.58105970739423" calcext:value-type="float">
            <text:p>5.5810597074</text:p>
          </table:table-cell>
          <table:table-cell/>
          <table:table-cell table:formula="of:=[.A33]" office:value-type="float" office:value="8" calcext:value-type="float">
            <text:p>8</text:p>
          </table:table-cell>
          <table:table-cell table:formula="of:=[.I33]" office:value-type="float" office:value="2.93054463490067" calcext:value-type="float">
            <text:p>2.9305446349</text:p>
          </table:table-cell>
          <table:table-cell table:formula="of:=[.K33]" office:value-type="float" office:value="5.58105970739423" calcext:value-type="float">
            <text:p>5.5810597074</text:p>
          </table:table-cell>
          <table:table-cell table:number-columns-repeated="1009"/>
        </table:table-row>
        <table:table-row table:style-name="ro2">
          <table:table-cell office:value-type="float" office:value="9" calcext:value-type="float">
            <text:p>9</text:p>
          </table:table-cell>
          <table:table-cell/>
          <table:table-cell office:value-type="float" office:value="0.07857" calcext:value-type="float">
            <text:p>0.07857</text:p>
          </table:table-cell>
          <table:table-cell/>
          <table:table-cell office:value-type="float" office:value="0.0437" calcext:value-type="float">
            <text:p>0.0437</text:p>
          </table:table-cell>
          <table:table-cell table:number-columns-repeated="3"/>
          <table:table-cell table:formula="of:=[.I$2]/[.I10]" office:value-type="float" office:value="3.07251793025748" calcext:value-type="float">
            <text:p>3.0725179303</text:p>
          </table:table-cell>
          <table:table-cell/>
          <table:table-cell table:formula="of:=[.K$2]/[.K10]" office:value-type="float" office:value="5.53319939236537" calcext:value-type="float">
            <text:p>5.5331993924</text:p>
          </table:table-cell>
          <table:table-cell/>
          <table:table-cell table:formula="of:=[.A34]" office:value-type="float" office:value="9" calcext:value-type="float">
            <text:p>9</text:p>
          </table:table-cell>
          <table:table-cell table:formula="of:=[.I34]" office:value-type="float" office:value="3.07251793025748" calcext:value-type="float">
            <text:p>3.0725179303</text:p>
          </table:table-cell>
          <table:table-cell table:formula="of:=[.K34]" office:value-type="float" office:value="5.53319939236537" calcext:value-type="float">
            <text:p>5.5331993924</text:p>
          </table:table-cell>
          <table:table-cell table:number-columns-repeated="1009"/>
        </table:table-row>
        <table:table-row table:style-name="ro2">
          <table:table-cell office:value-type="float" office:value="10" calcext:value-type="float">
            <text:p>10</text:p>
          </table:table-cell>
          <table:table-cell/>
          <table:table-cell office:value-type="float" office:value="0.09107" calcext:value-type="float">
            <text:p>0.09107</text:p>
          </table:table-cell>
          <table:table-cell/>
          <table:table-cell office:value-type="float" office:value="0.0357" calcext:value-type="float">
            <text:p>0.0357</text:p>
          </table:table-cell>
          <table:table-cell table:number-columns-repeated="3"/>
          <table:table-cell table:formula="of:=[.I$2]/[.I11]" office:value-type="float" office:value="2.79942915800806" calcext:value-type="float">
            <text:p>2.799429158</text:p>
          </table:table-cell>
          <table:table-cell/>
          <table:table-cell table:formula="of:=[.K$2]/[.K11]" office:value-type="float" office:value="6.37151563029004" calcext:value-type="float">
            <text:p>6.3715156303</text:p>
          </table:table-cell>
          <table:table-cell/>
          <table:table-cell table:formula="of:=[.A35]" office:value-type="float" office:value="10" calcext:value-type="float">
            <text:p>10</text:p>
          </table:table-cell>
          <table:table-cell table:formula="of:=[.I35]" office:value-type="float" office:value="2.79942915800806" calcext:value-type="float">
            <text:p>2.799429158</text:p>
          </table:table-cell>
          <table:table-cell table:formula="of:=[.K35]" office:value-type="float" office:value="6.37151563029004" calcext:value-type="float">
            <text:p>6.3715156303</text:p>
          </table:table-cell>
          <table:table-cell table:number-columns-repeated="1009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0.33215" calcext:value-type="float">
            <text:p>0.33215</text:p>
          </table:table-cell>
          <table:table-cell/>
          <table:table-cell office:value-type="float" office:value="0.22061" calcext:value-type="float">
            <text:p>0.22061</text:p>
          </table:table-cell>
          <table:table-cell table:number-columns-repeated="2"/>
          <table:table-cell office:value-type="string" calcext:value-type="string">
            <text:p>eficiência</text:p>
          </table:table-cell>
          <table:table-cell table:formula="of:=[.I26]/[.A38]" office:value-type="float" office:value="1" calcext:value-type="float">
            <text:p>1</text:p>
          </table:table-cell>
          <table:table-cell/>
          <table:table-cell table:formula="of:=[.K26]/[.A38]" office:value-type="float" office:value="1" calcext:value-type="float">
            <text:p>1</text:p>
          </table:table-cell>
          <table:table-cell/>
          <table:table-cell table:formula="of:=[.A38]" office:value-type="float" office:value="1" calcext:value-type="float">
            <text:p>1</text:p>
          </table:table-cell>
          <table:table-cell table:formula="of:=[.I38]" office:value-type="float" office:value="1" calcext:value-type="float">
            <text:p>1</text:p>
          </table:table-cell>
          <table:table-cell table:formula="of:=[.K38]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0.18303" calcext:value-type="float">
            <text:p>0.18303</text:p>
          </table:table-cell>
          <table:table-cell/>
          <table:table-cell office:value-type="float" office:value="0.13004" calcext:value-type="float">
            <text:p>0.13004</text:p>
          </table:table-cell>
          <table:table-cell table:number-columns-repeated="3"/>
          <table:table-cell table:formula="of:=[.I27]/[.A39]" office:value-type="float" office:value="0.617350206497493" calcext:value-type="float">
            <text:p>0.6173502065</text:p>
          </table:table-cell>
          <table:table-cell/>
          <table:table-cell table:formula="of:=[.K27]/[.A39]" office:value-type="float" office:value="0.861520150153358" calcext:value-type="float">
            <text:p>0.8615201502</text:p>
          </table:table-cell>
          <table:table-cell/>
          <table:table-cell table:formula="of:=[.A39]" office:value-type="float" office:value="2" calcext:value-type="float">
            <text:p>2</text:p>
          </table:table-cell>
          <table:table-cell table:formula="of:=[.I39]" office:value-type="float" office:value="0.617350206497493" calcext:value-type="float">
            <text:p>0.6173502065</text:p>
          </table:table-cell>
          <table:table-cell table:formula="of:=[.K39]" office:value-type="float" office:value="0.861520150153358" calcext:value-type="float">
            <text:p>0.8615201502</text:p>
          </table:table-cell>
          <table:table-cell table:number-columns-repeated="1009"/>
        </table:table-row>
        <table:table-row table:style-name="ro2">
          <table:table-cell office:value-type="float" office:value="3" calcext:value-type="float">
            <text:p>3</text:p>
          </table:table-cell>
          <table:table-cell/>
          <table:table-cell office:value-type="float" office:value="0.12932" calcext:value-type="float">
            <text:p>0.12932</text:p>
          </table:table-cell>
          <table:table-cell/>
          <table:table-cell office:value-type="float" office:value="0.09015" calcext:value-type="float">
            <text:p>0.09015</text:p>
          </table:table-cell>
          <table:table-cell table:number-columns-repeated="3"/>
          <table:table-cell table:formula="of:=[.I28]/[.A40]" office:value-type="float" office:value="0.601372574329848" calcext:value-type="float">
            <text:p>0.6013725743</text:p>
          </table:table-cell>
          <table:table-cell/>
          <table:table-cell table:formula="of:=[.K28]/[.A40]" office:value-type="float" office:value="0.837979042360555" calcext:value-type="float">
            <text:p>0.8379790424</text:p>
          </table:table-cell>
          <table:table-cell/>
          <table:table-cell table:formula="of:=[.A40]" office:value-type="float" office:value="3" calcext:value-type="float">
            <text:p>3</text:p>
          </table:table-cell>
          <table:table-cell table:formula="of:=[.I40]" office:value-type="float" office:value="0.601372574329848" calcext:value-type="float">
            <text:p>0.6013725743</text:p>
          </table:table-cell>
          <table:table-cell table:formula="of:=[.K40]" office:value-type="float" office:value="0.837979042360555" calcext:value-type="float">
            <text:p>0.8379790424</text:p>
          </table:table-cell>
          <table:table-cell table:number-columns-repeated="1009"/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0.09747" calcext:value-type="float">
            <text:p>0.09747</text:p>
          </table:table-cell>
          <table:table-cell/>
          <table:table-cell office:value-type="float" office:value="0.06971" calcext:value-type="float">
            <text:p>0.06971</text:p>
          </table:table-cell>
          <table:table-cell table:number-columns-repeated="3"/>
          <table:table-cell table:formula="of:=[.I29]/[.A41]" office:value-type="float" office:value="0.585574828221887" calcext:value-type="float">
            <text:p>0.5855748282</text:p>
          </table:table-cell>
          <table:table-cell/>
          <table:table-cell table:formula="of:=[.K29]/[.A41]" office:value-type="float" office:value="0.81059583632448" calcext:value-type="float">
            <text:p>0.8105958363</text:p>
          </table:table-cell>
          <table:table-cell/>
          <table:table-cell table:formula="of:=[.A41]" office:value-type="float" office:value="4" calcext:value-type="float">
            <text:p>4</text:p>
          </table:table-cell>
          <table:table-cell table:formula="of:=[.I41]" office:value-type="float" office:value="0.585574828221887" calcext:value-type="float">
            <text:p>0.5855748282</text:p>
          </table:table-cell>
          <table:table-cell table:formula="of:=[.K41]" office:value-type="float" office:value="0.81059583632448" calcext:value-type="float">
            <text:p>0.8105958363</text:p>
          </table:table-cell>
          <table:table-cell table:number-columns-repeated="1009"/>
        </table:table-row>
        <table:table-row table:style-name="ro2">
          <table:table-cell office:value-type="float" office:value="5" calcext:value-type="float">
            <text:p>5</text:p>
          </table:table-cell>
          <table:table-cell/>
          <table:table-cell office:value-type="float" office:value="0.07464" calcext:value-type="float">
            <text:p>0.07464</text:p>
          </table:table-cell>
          <table:table-cell/>
          <table:table-cell office:value-type="float" office:value="0.05697" calcext:value-type="float">
            <text:p>0.05697</text:p>
          </table:table-cell>
          <table:table-cell table:number-columns-repeated="3"/>
          <table:table-cell table:formula="of:=[.I30]/[.A42]" office:value-type="float" office:value="0.595774610363661" calcext:value-type="float">
            <text:p>0.5957746104</text:p>
          </table:table-cell>
          <table:table-cell/>
          <table:table-cell table:formula="of:=[.K30]/[.A42]" office:value-type="float" office:value="0.78528409486056" calcext:value-type="float">
            <text:p>0.7852840949</text:p>
          </table:table-cell>
          <table:table-cell/>
          <table:table-cell table:formula="of:=[.A42]" office:value-type="float" office:value="5" calcext:value-type="float">
            <text:p>5</text:p>
          </table:table-cell>
          <table:table-cell table:formula="of:=[.I42]" office:value-type="float" office:value="0.595774610363661" calcext:value-type="float">
            <text:p>0.5957746104</text:p>
          </table:table-cell>
          <table:table-cell table:formula="of:=[.K42]" office:value-type="float" office:value="0.78528409486056" calcext:value-type="float">
            <text:p>0.7852840949</text:p>
          </table:table-cell>
          <table:table-cell table:number-columns-repeated="1009"/>
        </table:table-row>
        <table:table-row table:style-name="ro2">
          <table:table-cell office:value-type="float" office:value="6" calcext:value-type="float">
            <text:p>6</text:p>
          </table:table-cell>
          <table:table-cell/>
          <table:table-cell office:value-type="float" office:value="0.06463" calcext:value-type="float">
            <text:p>0.06463</text:p>
          </table:table-cell>
          <table:table-cell/>
          <table:table-cell office:value-type="float" office:value="0.04926" calcext:value-type="float">
            <text:p>0.04926</text:p>
          </table:table-cell>
          <table:table-cell table:number-columns-repeated="3"/>
          <table:table-cell table:formula="of:=[.I31]/[.A43]" office:value-type="float" office:value="0.564707070707071" calcext:value-type="float">
            <text:p>0.5647070707</text:p>
          </table:table-cell>
          <table:table-cell/>
          <table:table-cell table:formula="of:=[.K31]/[.A43]" office:value-type="float" office:value="0.764298961675398" calcext:value-type="float">
            <text:p>0.7642989617</text:p>
          </table:table-cell>
          <table:table-cell/>
          <table:table-cell table:formula="of:=[.A43]" office:value-type="float" office:value="6" calcext:value-type="float">
            <text:p>6</text:p>
          </table:table-cell>
          <table:table-cell table:formula="of:=[.I43]" office:value-type="float" office:value="0.564707070707071" calcext:value-type="float">
            <text:p>0.5647070707</text:p>
          </table:table-cell>
          <table:table-cell table:formula="of:=[.K43]" office:value-type="float" office:value="0.764298961675398" calcext:value-type="float">
            <text:p>0.7642989617</text:p>
          </table:table-cell>
          <table:table-cell table:number-columns-repeated="1009"/>
        </table:table-row>
        <table:table-row table:style-name="ro2">
          <table:table-cell office:value-type="float" office:value="7" calcext:value-type="float">
            <text:p>7</text:p>
          </table:table-cell>
          <table:table-cell/>
          <table:table-cell office:value-type="float" office:value="0.05628" calcext:value-type="float">
            <text:p>0.05628</text:p>
          </table:table-cell>
          <table:table-cell/>
          <table:table-cell office:value-type="float" office:value="0.04385" calcext:value-type="float">
            <text:p>0.04385</text:p>
          </table:table-cell>
          <table:table-cell table:number-columns-repeated="3"/>
          <table:table-cell table:formula="of:=[.I32]/[.A44]" office:value-type="float" office:value="0.551349378935586" calcext:value-type="float">
            <text:p>0.5513493789</text:p>
          </table:table-cell>
          <table:table-cell/>
          <table:table-cell table:formula="of:=[.K32]/[.A44]" office:value-type="float" office:value="0.722093967628683" calcext:value-type="float">
            <text:p>0.7220939676</text:p>
          </table:table-cell>
          <table:table-cell/>
          <table:table-cell table:formula="of:=[.A44]" office:value-type="float" office:value="7" calcext:value-type="float">
            <text:p>7</text:p>
          </table:table-cell>
          <table:table-cell table:formula="of:=[.I44]" office:value-type="float" office:value="0.551349378935586" calcext:value-type="float">
            <text:p>0.5513493789</text:p>
          </table:table-cell>
          <table:table-cell table:formula="of:=[.K44]" office:value-type="float" office:value="0.722093967628683" calcext:value-type="float">
            <text:p>0.7220939676</text:p>
          </table:table-cell>
          <table:table-cell table:number-columns-repeated="1009"/>
        </table:table-row>
        <table:table-row table:style-name="ro2">
          <table:table-cell office:value-type="float" office:value="8" calcext:value-type="float">
            <text:p>8</text:p>
          </table:table-cell>
          <table:table-cell/>
          <table:table-cell office:value-type="float" office:value="0.08805" calcext:value-type="float">
            <text:p>0.08805</text:p>
          </table:table-cell>
          <table:table-cell/>
          <table:table-cell office:value-type="float" office:value="0.0384" calcext:value-type="float">
            <text:p>0.0384</text:p>
          </table:table-cell>
          <table:table-cell table:number-columns-repeated="3"/>
          <table:table-cell table:formula="of:=[.I33]/[.A45]" office:value-type="float" office:value="0.366318079362583" calcext:value-type="float">
            <text:p>0.3663180794</text:p>
          </table:table-cell>
          <table:table-cell/>
          <table:table-cell table:formula="of:=[.K33]/[.A45]" office:value-type="float" office:value="0.697632463424278" calcext:value-type="float">
            <text:p>0.6976324634</text:p>
          </table:table-cell>
          <table:table-cell/>
          <table:table-cell table:formula="of:=[.A45]" office:value-type="float" office:value="8" calcext:value-type="float">
            <text:p>8</text:p>
          </table:table-cell>
          <table:table-cell table:formula="of:=[.I45]" office:value-type="float" office:value="0.366318079362583" calcext:value-type="float">
            <text:p>0.3663180794</text:p>
          </table:table-cell>
          <table:table-cell table:formula="of:=[.K45]" office:value-type="float" office:value="0.697632463424278" calcext:value-type="float">
            <text:p>0.6976324634</text:p>
          </table:table-cell>
          <table:table-cell table:number-columns-repeated="1009"/>
        </table:table-row>
        <table:table-row table:style-name="ro2">
          <table:table-cell office:value-type="float" office:value="9" calcext:value-type="float">
            <text:p>9</text:p>
          </table:table-cell>
          <table:table-cell/>
          <table:table-cell office:value-type="float" office:value="0.0497" calcext:value-type="float">
            <text:p>0.0497</text:p>
          </table:table-cell>
          <table:table-cell/>
          <table:table-cell office:value-type="float" office:value="0.04189" calcext:value-type="float">
            <text:p>0.04189</text:p>
          </table:table-cell>
          <table:table-cell table:number-columns-repeated="3"/>
          <table:table-cell table:formula="of:=[.I34]/[.A46]" office:value-type="float" office:value="0.34139088113972" calcext:value-type="float">
            <text:p>0.3413908811</text:p>
          </table:table-cell>
          <table:table-cell/>
          <table:table-cell table:formula="of:=[.K34]/[.A46]" office:value-type="float" office:value="0.614799932485041" calcext:value-type="float">
            <text:p>0.6147999325</text:p>
          </table:table-cell>
          <table:table-cell/>
          <table:table-cell table:formula="of:=[.A46]" office:value-type="float" office:value="9" calcext:value-type="float">
            <text:p>9</text:p>
          </table:table-cell>
          <table:table-cell table:formula="of:=[.I46]" office:value-type="float" office:value="0.34139088113972" calcext:value-type="float">
            <text:p>0.3413908811</text:p>
          </table:table-cell>
          <table:table-cell table:formula="of:=[.K46]" office:value-type="float" office:value="0.614799932485041" calcext:value-type="float">
            <text:p>0.6147999325</text:p>
          </table:table-cell>
          <table:table-cell table:number-columns-repeated="1009"/>
        </table:table-row>
        <table:table-row table:style-name="ro2">
          <table:table-cell office:value-type="float" office:value="10" calcext:value-type="float">
            <text:p>10</text:p>
          </table:table-cell>
          <table:table-cell/>
          <table:table-cell office:value-type="float" office:value="0.07844" calcext:value-type="float">
            <text:p>0.07844</text:p>
          </table:table-cell>
          <table:table-cell/>
          <table:table-cell office:value-type="float" office:value="0.03739" calcext:value-type="float">
            <text:p>0.03739</text:p>
          </table:table-cell>
          <table:table-cell table:number-columns-repeated="3"/>
          <table:table-cell table:formula="of:=[.I35]/[.A47]" office:value-type="float" office:value="0.279942915800806" calcext:value-type="float">
            <text:p>0.2799429158</text:p>
          </table:table-cell>
          <table:table-cell/>
          <table:table-cell table:formula="of:=[.K35]/[.A47]" office:value-type="float" office:value="0.637151563029004" calcext:value-type="float">
            <text:p>0.637151563</text:p>
          </table:table-cell>
          <table:table-cell/>
          <table:table-cell table:formula="of:=[.A47]" office:value-type="float" office:value="10" calcext:value-type="float">
            <text:p>10</text:p>
          </table:table-cell>
          <table:table-cell table:formula="of:=[.I47]" office:value-type="float" office:value="0.279942915800806" calcext:value-type="float">
            <text:p>0.2799429158</text:p>
          </table:table-cell>
          <table:table-cell table:formula="of:=[.K47]" office:value-type="float" office:value="0.637151563029004" calcext:value-type="float">
            <text:p>0.637151563</text:p>
          </table:table-cell>
          <table:table-cell table:number-columns-repeated="1009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float" office:value="0.33323" calcext:value-type="float">
            <text:p>0.33323</text:p>
          </table:table-cell>
          <table:table-cell/>
          <table:table-cell office:value-type="float" office:value="0.22092" calcext:value-type="float">
            <text:p>0.22092</text:p>
          </table:table-cell>
          <table:table-cell table:number-columns-repeated="1019"/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0.17711" calcext:value-type="float">
            <text:p>0.17711</text:p>
          </table:table-cell>
          <table:table-cell/>
          <table:table-cell office:value-type="float" office:value="0.13198" calcext:value-type="float">
            <text:p>0.13198</text:p>
          </table:table-cell>
          <table:table-cell table:number-columns-repeated="1019"/>
        </table:table-row>
        <table:table-row table:style-name="ro2">
          <table:table-cell office:value-type="float" office:value="3" calcext:value-type="float">
            <text:p>3</text:p>
          </table:table-cell>
          <table:table-cell/>
          <table:table-cell office:value-type="float" office:value="0.12113" calcext:value-type="float">
            <text:p>0.12113</text:p>
          </table:table-cell>
          <table:table-cell/>
          <table:table-cell office:value-type="float" office:value="0.09049" calcext:value-type="float">
            <text:p>0.09049</text:p>
          </table:table-cell>
          <table:table-cell table:number-columns-repeated="1019"/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0.09385" calcext:value-type="float">
            <text:p>0.09385</text:p>
          </table:table-cell>
          <table:table-cell/>
          <table:table-cell office:value-type="float" office:value="0.06849" calcext:value-type="float">
            <text:p>0.06849</text:p>
          </table:table-cell>
          <table:table-cell table:number-columns-repeated="1019"/>
        </table:table-row>
        <table:table-row table:style-name="ro2">
          <table:table-cell office:value-type="float" office:value="5" calcext:value-type="float">
            <text:p>5</text:p>
          </table:table-cell>
          <table:table-cell/>
          <table:table-cell office:value-type="float" office:value="0.07926" calcext:value-type="float">
            <text:p>0.07926</text:p>
          </table:table-cell>
          <table:table-cell/>
          <table:table-cell office:value-type="float" office:value="0.05775" calcext:value-type="float">
            <text:p>0.05775</text:p>
          </table:table-cell>
          <table:table-cell table:number-columns-repeated="1019"/>
        </table:table-row>
        <table:table-row table:style-name="ro2">
          <table:table-cell office:value-type="float" office:value="6" calcext:value-type="float">
            <text:p>6</text:p>
          </table:table-cell>
          <table:table-cell/>
          <table:table-cell office:value-type="float" office:value="0.06969" calcext:value-type="float">
            <text:p>0.06969</text:p>
          </table:table-cell>
          <table:table-cell/>
          <table:table-cell office:value-type="float" office:value="0.04869" calcext:value-type="float">
            <text:p>0.04869</text:p>
          </table:table-cell>
          <table:table-cell table:number-columns-repeated="1019"/>
        </table:table-row>
        <table:table-row table:style-name="ro2">
          <table:table-cell office:value-type="float" office:value="7" calcext:value-type="float">
            <text:p>7</text:p>
          </table:table-cell>
          <table:table-cell/>
          <table:table-cell office:value-type="float" office:value="0.05505" calcext:value-type="float">
            <text:p>0.05505</text:p>
          </table:table-cell>
          <table:table-cell/>
          <table:table-cell office:value-type="float" office:value="0.04437" calcext:value-type="float">
            <text:p>0.04437</text:p>
          </table:table-cell>
          <table:table-cell table:number-columns-repeated="1019"/>
        </table:table-row>
        <table:table-row table:style-name="ro2">
          <table:table-cell office:value-type="float" office:value="8" calcext:value-type="float">
            <text:p>8</text:p>
          </table:table-cell>
          <table:table-cell/>
          <table:table-cell office:value-type="float" office:value="0.05593" calcext:value-type="float">
            <text:p>0.05593</text:p>
          </table:table-cell>
          <table:table-cell/>
          <table:table-cell office:value-type="float" office:value="0.03948" calcext:value-type="float">
            <text:p>0.03948</text:p>
          </table:table-cell>
          <table:table-cell table:number-columns-repeated="1019"/>
        </table:table-row>
        <table:table-row table:style-name="ro2">
          <table:table-cell office:value-type="float" office:value="9" calcext:value-type="float">
            <text:p>9</text:p>
          </table:table-cell>
          <table:table-cell/>
          <table:table-cell office:value-type="float" office:value="0.08257" calcext:value-type="float">
            <text:p>0.08257</text:p>
          </table:table-cell>
          <table:table-cell/>
          <table:table-cell office:value-type="float" office:value="0.04372" calcext:value-type="float">
            <text:p>0.04372</text:p>
          </table:table-cell>
          <table:table-cell table:number-columns-repeated="1019"/>
        </table:table-row>
        <table:table-row table:style-name="ro2">
          <table:table-cell office:value-type="float" office:value="10" calcext:value-type="float">
            <text:p>10</text:p>
          </table:table-cell>
          <table:table-cell/>
          <table:table-cell office:value-type="float" office:value="0.08089" calcext:value-type="float">
            <text:p>0.08089</text:p>
          </table:table-cell>
          <table:table-cell/>
          <table:table-cell office:value-type="float" office:value="0.03681" calcext:value-type="float">
            <text:p>0.03681</text:p>
          </table:table-cell>
          <table:table-cell table:number-columns-repeated="1019"/>
        </table:table-row>
        <table:table-row table:style-name="ro2" table:number-rows-repeated="104851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9">00/00/0000</text:date>, <text:time style:data-style-name="N2" text:time-value="0000-00-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remias </meta:initial-creator>
    <meta:creation-date>2014-10-29T16:52:11.540663035</meta:creation-date>
    <dc:date>2014-10-29T20:24:17.237585504</dc:date>
    <dc:creator>Jeremias </dc:creator>
    <meta:editing-duration>P0D</meta:editing-duration>
    <meta:editing-cycles>2</meta:editing-cycles>
    <meta:generator>LibreOffice/4.1.3.2$Linux_X86_64 LibreOffice_project/410m0$Build-2</meta:generator>
    <meta:document-statistic meta:table-count="1" meta:cell-count="370" meta:object-count="0"/>
  </office:meta>
</office:document-meta>
</file>